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rlToUuidTransformer.getLinkRe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ToUuidTransformer.setup( SourceResolver _resolver , Map _objectModel , String _source , Parameters _paramet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